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b2b2b2" draw:fill="solid" draw:fill-color="#0084d1" draw:textarea-horizontal-align="justify" draw:textarea-vertical-align="middle" draw:auto-grow-height="false"/>
    </style:style>
    <style:style style:name="gr2" style:family="graphic" style:parent-style-name="standard">
      <style:graphic-properties svg:stroke-color="#b2b2b2" draw:fill="solid" draw:fill-color="#66ff99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1cm"/>
    </style:style>
    <style:style style:name="gr5" style:family="graphic" style:parent-style-name="standard">
      <style:graphic-properties svg:stroke-color="#b2b2b2" draw:fill="solid" draw:fill-color="#ccffcc" draw:textarea-vertical-align="middle"/>
    </style:style>
    <style:style style:name="gr6" style:family="graphic" style:parent-style-name="standard">
      <style:graphic-properties svg:stroke-color="#b2b2b2" draw:fill="solid" draw:fill-color="#ccffff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fill="solid" draw:fill-color="#cccc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ffffff" fo:font-size="16pt" style:font-size-asian="16pt" style:font-size-complex="16pt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T1" style:family="text">
      <style:text-properties fo:color="#ffffff"/>
    </style:style>
    <style:style style:name="T2" style:family="text">
      <style:text-properties fo:color="#ffffff" fo:font-size="16pt" style:font-size-asian="16pt" style:font-size-complex="16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4cm" svg:height="4cm" svg:x="1.4cm" svg:y="9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2.8cm" svg:y="4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draw:layer="layout" svg:width="4cm" svg:height="4cm" svg:x="12.8cm" svg:y="14.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9cm" svg:height="9cm" svg:x="18.9cm" svg:y="6.9cm">
            <text:p text:style-name="P1">Data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3" draw:text-style-name="P2" draw:layer="layout" svg:width="1.628cm" svg:height="0.963cm" svg:x="2.6cm" svg:y="9.7cm">
            <draw:text-box>
              <text:p text:style-name="P1"><text:span text:style-name="T1">App</text:span></text:p>
            </draw:text-box>
          </draw:frame>
          <draw:frame draw:style-name="gr4" draw:text-style-name="P4" draw:layer="layout" svg:width="3.673cm" svg:height="0.963cm" svg:x="13cm" svg:y="4.901cm">
            <draw:text-box>
              <text:p text:style-name="P3"><text:span text:style-name="T2">Microservice</text:span></text:p>
            </draw:text-box>
          </draw:frame>
          <draw:rect draw:style-name="gr5" draw:text-style-name="P1" draw:layer="layout" svg:width="3cm" svg:height="2cm" svg:x="1.9cm" svg:y="10.8cm">
            <text:p text:style-name="P1">Angular</text:p>
          </draw:rect>
          <draw:rect draw:style-name="gr6" draw:text-style-name="P1" draw:layer="layout" svg:width="3cm" svg:height="2cm" svg:x="13.3cm" svg:y="6cm">
            <text:p text:style-name="P1">JARS</text:p>
          </draw:rect>
          <draw:rect draw:style-name="gr6" draw:text-style-name="P1" draw:layer="layout" svg:width="3cm" svg:height="2cm" svg:x="13.3cm" svg:y="15.8cm">
            <text:p text:style-name="P1">Jslet</text:p>
          </draw:rect>
          <draw:line draw:style-name="gr7" draw:text-style-name="P1" draw:layer="layout" svg:x1="5.5cm" svg:y1="11.5cm" svg:x2="7.4cm" svg:y2="11.5cm">
            <text:p/>
          </draw:line>
          <draw:frame draw:style-name="gr4" draw:text-style-name="P4" draw:layer="layout" svg:width="3.673cm" svg:height="0.963cm" svg:x="13.001cm" svg:y="4.902cm">
            <draw:text-box>
              <text:p text:style-name="P3"><text:span text:style-name="T2">Microservice</text:span></text:p>
            </draw:text-box>
          </draw:frame>
          <draw:frame draw:style-name="gr4" draw:text-style-name="P4" draw:layer="layout" svg:width="3.673cm" svg:height="0.963cm" svg:x="13.002cm" svg:y="14.703cm">
            <draw:text-box>
              <text:p text:style-name="P3"><text:span text:style-name="T2">Microservice</text:span></text:p>
            </draw:text-box>
          </draw:frame>
          <draw:custom-shape draw:style-name="gr8" draw:text-style-name="P5" draw:layer="layout" svg:width="4.9cm" svg:height="4.9cm" svg:x="7.6cm" svg:y="9.1cm">
            <text:p text:style-name="P5"><text:span text:style-name="T3">API</text:span></text:p>
            <text:p text:style-name="P5"><text:span text:style-name="T3">Gateway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1" draw:layer="layout" svg:x1="12.744cm" svg:y1="8.656cm" svg:x2="11.4cm" svg:y2="10cm">
            <text:p/>
          </draw:line>
          <draw:line draw:style-name="gr7" draw:text-style-name="P1" draw:layer="layout" svg:x1="12.744cm" svg:y1="14.4cm" svg:x2="11.4cm" svg:y2="13.056cm">
            <text:p/>
          </draw:line>
          <draw:line draw:style-name="gr7" draw:text-style-name="P1" draw:layer="layout" svg:x1="17cm" svg:y1="14.4cm" svg:x2="18.344cm" svg:y2="13.056cm">
            <text:p/>
          </draw:line>
          <draw:line draw:style-name="gr7" draw:text-style-name="P1" draw:layer="layout" svg:x1="17cm" svg:y1="8.656cm" svg:x2="18.344cm" svg:y2="10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31T12:31:10.35</meta:creation-date>
    <dc:date>2017-11-19T11:45:04.15</dc:date>
    <meta:editing-duration>PT1H24M</meta:editing-duration>
    <meta:editing-cycles>26</meta:editing-cycles>
    <meta:generator>OpenOffice/4.1.3$Win32 OpenOffice.org_project/413m1$Build-9783</meta:generator>
    <meta:document-statistic meta:object-count="18"/>
  </office:meta>
</office:document-meta>
</file>